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3">
      <style:paragraph-properties fo:margin-left="1.4772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Elevator Talk</text:p>
      <text:p text:style-name="h0"/>
      <text:p text:style-name="h1">Eye-Catching Boxes <text:s/>(Listed horizontally across top, below the heading)</text:p>
      <text:p text:style-name="h2">Rapidly Accessible </text:p>
      <text:p text:style-name="h3">&lt;image of address bar&gt;</text:p>
      <text:p text:style-name="h3">It's web-based which means it will work in any modern browser without needing to install any additional software.</text:p>
      <text:p text:style-name="h2">Rapidly Createable <text:s/></text:p>
      <text:p text:style-name="h3">&lt;image of main UI&gt;</text:p>
      <text:p text:style-name="h3">An intuitive, consistent, and easy-to-use interface encourages fast and accurate graph creation.</text:p>
      <text:p text:style-name="h2">Rapidly Portable </text:p>
      <text:p text:style-name="h3">&lt;image of RG on several different systems&gt;</text:p>
      <text:p text:style-name="h3">RapidGraph is built with standard web languages and open-source technologies allowing it to be installed on and used with virtually any computer system.</text:p>
      <text:p text:style-name="h2">Rapidly Modular </text:p>
      <text:p text:style-name="h3">&lt;image of puzzle pieces signifying different functionality&gt;</text:p>
      <text:p text:style-name="h3">A plugin system allows for fast and consistent functional extendibility.</text:p>
      <text:p text:style-name="h1">Examples (In a box formation, below the eye-catchers, left justified.)</text:p>
      <text:p text:style-name="h2">Shortest path</text:p>
      <text:p text:style-name="h2">Map-coloring problem</text:p>
      <text:p text:style-name="h2">Knight's tour</text:p>
      <text:p text:style-name="h2">&lt;One more example&gt;</text:p>
      <text:p text:style-name="h1">Technical Details</text:p>
      <text:p text:style-name="h2">Front-end built with jQuery and W3-complaint standard web languages.</text:p>
      <text:p text:style-name="h2">Back-end built on Apache, Django, Python, and C++.</text:p>
      <text:p text:style-name="h2"><text:soft-page-break/>Installation space required</text:p>
      <text:p text:style-name="h2">RAM required</text:p>
      <text:p text:style-name="h2">Supported browsers</text:p>
      <text:p text:style-name="h2">&lt;dataflow diagram&gt;</text:p>
      <text:p text:style-name="h1">Administrative Details</text:p>
      <text:p text:style-name="h2">Class Details</text:p>
      <text:p text:style-name="h2">Creators</text:p>
      <text:p text:style-name="h3">Michael Anderson</text:p>
      <text:p text:style-name="P1">&lt;Photo&gt;</text:p>
      <text:p text:style-name="P1">&lt;Bio&gt;</text:p>
      <text:p text:style-name="h3">Rob McGuire-Dale</text:p>
      <text:p text:style-name="P1">&lt;Photo&gt;</text:p>
      <text:p text:style-name="P1">&lt;Bio&gt;</text:p>
      <text:p text:style-name="h2">Sponsor</text:p>
      <text:p text:style-name="h3">Christine Wallace</text:p>
      <text:p text:style-name="P1">&lt;Photo&gt;</text:p>
      <text:p text:style-name="P1">&lt;Bio&gt;</text:p>
      <text:p text:style-name="h2">Producer</text:p>
      <text:p text:style-name="h3">Dr. Michael Baily (sp?)</text:p>
      <text:p text:style-name="P1">&lt;Photo&gt;</text:p>
      <text:p text:style-name="P1">&lt;Bi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McGuire-Dale</meta:initial-creator>
    <meta:creation-date>2009-11-25T21:07:13</meta:creation-date>
    <dc:date>2009-11-27T13:52:54</dc:date>
    <dc:creator>Rob McGuire-Dale</dc:creator>
    <meta:editing-duration>PT04H30M48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2" meta:paragraph-count="43" meta:word-count="176" meta:character-count="1252"/>
  </office:meta>
</office:document-meta>
</file>